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D80000008DD9628CDE.png" manifest:media-type=""/>
  <manifest:file-entry manifest:full-path="Pictures/10000000000007D0000003DC808C3FA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" fo:font-size="10pt" officeooo:paragraph-rsid="000d287d" style:font-size-asian="8.75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7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8" style:family="paragraph" style:parent-style-name="Standard">
      <style:text-properties style:font-name="Myriad Pro" fo:font-size="11pt" fo:language="en" fo:country="ZA" style:font-name-asian="Century Gothic" style:font-size-asian="11pt" style:font-name-complex="Century Gothic" style:font-size-complex="11pt"/>
    </style:style>
    <style:style style:name="P9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officeooo:rsid="000d287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6"><text:s/></text:p>
      <text:p text:style-name="P7"/>
      <text:p text:style-name="P7"/>
      <text:p text:style-name="P7"/>
      <text:p text:style-name="P10"><text:date style:data-style-name="N76" text:date-value="2013-09-26T14:28:22" text:fixed="true">26 September 2013</text:date></text:p>
      <text:p text:style-name="P7"/>
      <text:p text:style-name="P8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Times"/>
    <style:font-face style:name="Courier New" svg:font-family="'Courier New'" style:font-family-generic="modern"/>
    <style:font-face style:name="Myriad Pro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" fo:font-size="10pt" officeooo:paragraph-rsid="000d287d" style:font-size-asian="8.75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T5" style:family="text">
      <style:text-properties officeooo:rsid="000d287d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9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0.981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9.744cm" svg:y="0.258cm" svg:width="7.331cm" svg:height="2.831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MP5"><text:span text:style-name="MT5">Page </text:span><text:span text:style-name="MT5"><text:page-number text:select-page="current">1</text:page-number></text:span><text:span text:style-name="MT5"> of </text:span><text:span text:style-name="MT5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3-09-26T14:29:22</dc:date>
    <meta:print-date>2011-10-04T14:25:00</meta:print-date>
    <meta:editing-cycles>9</meta:editing-cycles>
    <meta:editing-duration>PT13M</meta:editing-duration>
    <meta:generator>LibreOffice/4.0.3.3$MacOSX_x86 LibreOffice_project/0eaa50a932c8f2199a615e1eb30f7ac74279539</meta:generator>
    <meta:document-statistic meta:table-count="0" meta:image-count="3" meta:object-count="0" meta:page-count="1" meta:paragraph-count="7" meta:word-count="18" meta:character-count="144" meta:non-whitespace-character-count="131"/>
  </office:meta>
</office:document-meta>
</file>